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T8" style:parent-style-name="DefaultParagraphFont" style:family="text">
      <style:text-properties fo:font-weight="bold" style:font-weight-asian="bold"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p text:style-name="P1">Progress Diary</text:p>
      <text:p text:style-name="P2"/>
      <text:p text:style-name="P3"><text:span text:style-name="T4">Week 4</text:span><text:span text:style-name="T5"><text:s/>(14/02/17 – 20/02/17)</text:span></text:p>
      <text:p text:style-name="P6">Researched and designed best way to start project, looking at ways to store data and analyse it. Concluded that letter frequency, bigram and trigram will be the best way to improve the algorithm, perhaps also using letter frequency of previous zodiac ciphers and looking at words that will likely appear, e.g ‘kill’.</text:p>
      <text:p text:style-name="P7"><text:span text:style-name="T8">Week 5<text:s/></text:span><text:span text:style-name="T9">(21/02/17 – 27/02/17</text:span></text:p>
      <text:p text:style-name="Normal">Loaded in dictionary to hashset. Looked at using trie and levenshtein distance but couldn’t find a good enough library and implementation from scratch will take too much time so I am leaving this till later. Basic code is left in there and needs to be removed if not used.</text:p>
      <text:p text:style-name="Normal">Loaded in ciphertext and created symbol objects. Applied letter frequency to determine the frequency of each unique symbol and stored as a percentage on the object.</text:p>
      <text:p text:style-name="Normal">Loaded in English letters and their frequency to an object from a text file.<text:s/>These are read in and stored as a percentage too.<text:s/></text:p>
      <text:p text:style-name="Normal">Created an example encryption from a passage found online using an online too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9T13:47:00Z</meta:creation-date>
    <dc:date>2017-02-27T12:24:00Z</dc:date>
    <meta:template xlink:href="Normal" xlink:type="simple"/>
    <meta:editing-cycles>8</meta:editing-cycles>
    <meta:editing-duration>PT0S</meta:editing-duration>
    <meta:document-statistic meta:page-count="1" meta:paragraph-count="2" meta:word-count="154" meta:character-count="1034" meta:row-count="7" meta:non-whitespace-character-count="882"/>
  </office:meta>
</office:document-meta>
</file>